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officeooo:rsid="000bba98" officeooo:paragraph-rsid="000bba98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Calibri Light" officeooo:rsid="000bba98" officeooo:paragraph-rsid="000bba98"/>
    </style:style>
    <style:style style:name="P3" style:family="paragraph" style:parent-style-name="Standard">
      <style:paragraph-properties fo:text-align="center" style:justify-single-word="false"/>
      <style:text-properties style:font-name="Calibri Light" fo:font-weight="bold" officeooo:rsid="000bba98" officeooo:paragraph-rsid="000bba98" style:font-weight-asian="bold" style:font-weight-complex="bold"/>
    </style:style>
    <style:style style:name="P4" style:family="paragraph" style:parent-style-name="Standard">
      <style:text-properties style:font-name="Calibri Light" fo:font-weight="bold" officeooo:rsid="000bba98" officeooo:paragraph-rsid="000bba98" style:font-weight-asian="bold" style:font-weight-complex="bold"/>
    </style:style>
    <style:style style:name="P5" style:family="paragraph" style:parent-style-name="Standard">
      <style:text-properties fo:color="#666666" loext:opacity="100%" style:font-name="Calibri Light" officeooo:paragraph-rsid="0013c9e9"/>
    </style:style>
    <style:style style:name="P6" style:family="paragraph" style:parent-style-name="Standard">
      <style:text-properties fo:color="#000000" loext:opacity="100%" style:font-name="Calibri Light" officeooo:paragraph-rsid="0013c9e9"/>
    </style:style>
    <style:style style:name="P7" style:family="paragraph" style:parent-style-name="Standard">
      <style:text-properties fo:color="#000000" loext:opacity="100%" style:font-name="Calibri Light" officeooo:rsid="00148036" officeooo:paragraph-rsid="00148036"/>
    </style:style>
    <style:style style:name="P8" style:family="paragraph" style:parent-style-name="Standard">
      <style:text-properties fo:color="#000000" loext:opacity="100%" style:font-name="Calibri Light" officeooo:paragraph-rsid="00148036"/>
    </style:style>
    <style:style style:name="P9" style:family="paragraph" style:parent-style-name="Standard">
      <style:text-properties fo:color="#000000" loext:opacity="100%" officeooo:paragraph-rsid="00148036"/>
    </style:style>
    <style:style style:name="P10" style:family="paragraph" style:parent-style-name="Standard">
      <style:text-properties officeooo:paragraph-rsid="0014803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style:font-name="Calibri Light" fo:font-weight="bold" officeooo:rsid="00148036" style:font-weight-asian="bold" style:font-weight-complex="bold"/>
    </style:style>
    <style:style style:name="T4" style:family="text">
      <style:text-properties style:font-name="Calibri Light" officeooo:rsid="00148036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000000" loext:opacity="100%" style:font-name="Calibri Light"/>
    </style:style>
    <style:style style:name="T8" style:family="text">
      <style:text-properties fo:color="#000000" loext:opacity="100%" style:font-name="Calibri Light" officeooo:rsid="00148036"/>
    </style:style>
    <style:style style:name="T9" style:family="text">
      <style:text-properties fo:color="#000000" loext:opacity="100%" style:font-name="Calibri Light" fo:font-weight="bold" officeooo:rsid="00148036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sultas SQL</text:p>
      <text:p text:style-name="P1"/>
      <text:p text:style-name="P1">Realiza las siguientes consultas SQL propuestas a la base de datos Netflix.</text:p>
      <text:p text:style-name="P1"/>
      <text:p text:style-name="P2"><text:span text:style-name="T2">CREATE DATABASE IF NOT EXISTS Netflix;<text:line-break/>USE Netflix;<text:line-break/><text:line-break/>CREATE TABLE IF NOT EXISTS Peliculas(<text:line-break/><text:tab/>ID int primary key,<text:line-break/> <text:s text:c="3"/>Nombre VARCHAR(30),<text:line-break/> <text:s text:c="3"/>Duracion INT,<text:line-break/> <text:s text:c="3"/>Director VARCHAR(20),<text:line-break/> <text:s text:c="3"/>Genero ENUM ('acción', 'drama', 'comedia'),<text:line-break/> <text:s text:c="3"/>Nota FLOAT<text:line-break/>);<text:line-break/><text:line-break/>CREATE TABLE IF NOT EXISTS Reparto(<text:line-break/><text:tab/>DNI VARCHAR(9) primary key,<text:line-break/> <text:s text:c="3"/>Nombre VARCHAR(30),<text:line-break/> <text:s text:c="3"/>Apellido VARCHAR(30),<text:line-break/> <text:s text:c="3"/>Fecha_nac DATE<text:line-break/>);<text:line-break/><text:line-break/>ALTER TABLE Peliculas ADD COLUMN Protagonista VARCHAR(9), <text:line-break/>ADD CONSTRAINT `FK_PROTAGONISTA` <text:line-break/>FOREIGN KEY (Protagonista) <text:line-break/>REFERENCES Reparto(DNI);<text:line-break/><text:line-break/>INSERT INTO Reparto (DNI, Nombre, Apellido, Fecha_nac) VALUES<text:line-break/>("1234", "Will", "Smith", "1985-12-13"),<text:line-break/>("1357", "Salma", "Hayek", "1976-02-11"),<text:line-break/>("1222", "George", "Clooney", "2000-02-23"),<text:line-break/>("1265", "Adam", "Sandler", "1980-12-13"),<text:line-break/>("1212", "Nemo", " ", "1985-01-07");<text:line-break/><text:line-break/><text:line-break/>INSERT INTO Peliculas (ID, Nombre, Duracion, Director, Genero, Nota, Protagonista) VALUES<text:line-break/>(1, 'Bright', 120, 'Fernando', 'acción', 3.1, "1234"),<text:line-break/>(2, 'Frida', 100, 'Daniel', 'drama', 7.6, "1357"),<text:line-break/>(3, 'Los dos papas', 160, 'Adrián', 'comedia', 8.3, "1222"),<text:line-break/>(4, 'Animales nocturnos', 185, 'Tomás', 'drama', 9.5, "1357"),<text:line-break/>(5, 'Oceans Eleven', 150, 'Nuria', 'acción', 3.5, "1222"),<text:line-break/>(6, 'Buscando a Nemo', 120, 'Jon', 'comedia', 2.1, "1212"),<text:line-break/>(7, 'El Hoyo', 110, 'Ivan', 'acción', 9.9, "1265"),<text:line-break/>(8, 'Diamante en bruto', 140, 'Paola', 'acción', 8.1, "1265");</text:span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><text:soft-page-break/><text:span text:style-name="T6">Ejercicio 1.-</text:span><text:span text:style-name="T5"> Muestra el ID de las películas de género "acción", siempre y cuando el protagonista no haya nacido el mes de febrero.<text:line-break/></text:span><text:line-break/><text:span text:style-name="T6">Ejercicio 2.-</text:span><text:span text:style-name="T5"> Muestra el nombre y apellido de los actores junto al número de películas en las que sean protagonistas. Ordena los resultados por la fecha de nacimiento de los actores.</text:span><text:line-break/><text:line-break/><text:span text:style-name="T6">Ejercicio 3.-</text:span><text:span text:style-name="T5"> Muestra el DNI de los actores que hayan nacido entre los años 1980 y 1985 (ambos incluidos) y tengan menos de 5 caracteres en su nombre.</text:span></text:p>
      <text:p text:style-name="P5"><text:line-break/><text:span text:style-name="T6">Ejercicio 4.- </text:span><text:span text:style-name="T5">Muestra los nombres de los actores que tengan una letra "m" o dos letras "e" en su nombre, siempre y cuando no haya participado en una película rodada por Nuria, Tomás o Adrián. Haz que en el resultado no se muestren datos repetidos.</text:span><text:line-break/></text:p>
      <text:p text:style-name="P6"><text:span text:style-name="T1">Ejercicio 5.- </text:span>Muestra las películas que tengan un nombre compuesto, y junto a la fecha de nacimiento de sus protagonistas. Ordena los resultados por el número de caracteres del nombre de las películas (de menor a mayor). </text:p>
      <text:p text:style-name="P6"/>
      <text:p text:style-name="P9"><text:span text:style-name="T3">Ejercicio 6.-</text:span><text:span text:style-name="T4"> Muestra todos los géneros de las películas junto a la media de duración de cada uno de ellos, siempre y cuando el género sea igual a Drama, Comedia o Acción.</text:span></text:p>
      <text:p text:style-name="P7"/>
      <text:p text:style-name="P10"><text:span text:style-name="T9">Ejercicio 7.- </text:span><text:span text:style-name="T8">Muestra el nombre del diretor junto al nombre del protagonista de su película, en dos columnas llamadas DIRECTOR y PROTAGONISTA, siempre y cuando el nombre del protagonosta termine por una vocal. Ordena el resultado por la nota de las películas de cada director (de menor a mayor).<text:line-break/></text:span></text:p>
      <text:p text:style-name="P7"><text:span text:style-name="T1">Ejercicio 8.- </text:span>Muestra nombre de las películas junto con su duración en segundos, y junto con su nota sobre 100 (en vez de sobre 10).</text:p>
      <text:p text:style-name="P7"/>
      <text:p text:style-name="P7"><text:span text:style-name="T1">Ejercicio 9.- </text:span>Muestra el número total de peliculas en la tabla Películas, junto con el número total de Actores en la tabla Reparto. Muestra los resultados en dos tablas llamadas NUM_PROTAGONISTAS y NUM_PELICULAS.</text:p>
      <text:p text:style-name="P8"/>
      <text:p text:style-name="P10"><text:span text:style-name="T9">Ejercicio 10.- </text:span><text:span text:style-name="T7">Muestra el nombre y apellido de los actores junto a la nota con menor puntuación que hayan rodado. El nombre de la película debe tener menos caractéres que la nota de la propia película.<text:line-break/>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2T14:23:50.004000000</meta:creation-date>
    <dc:date>2024-01-17T12:44:45.984000000</dc:date>
    <meta:editing-duration>PT2H13M48S</meta:editing-duration>
    <meta:editing-cycles>13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11" meta:word-count="522" meta:character-count="3397" meta:non-whitespace-character-count="2834"/>
  </office:meta>
</office:document-meta>
</file>